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)</text:p>
      <text:p text:style-name="Standard"/>
      <text:p text:style-name="Standard"><draw:frame draw:style-name="fr1" draw:name="Object1" text:anchor-type="as-char" svg:y="-0.2681in" svg:width="1.1638in" svg:height="0.417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given formula for kinetic energy</text:p>
      <text:p text:style-name="Standard"/>
      <text:p text:style-name="Standard"><draw:frame draw:style-name="fr1" draw:name="Object2" text:anchor-type="as-char" svg:y="-0.2445in" svg:width="2.422in" svg:height="0.39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1.36</text:p>
      <text:p text:style-name="Standard"/>
      <text:p text:style-name="Standard"><draw:frame draw:style-name="fr1" draw:name="Object4" text:anchor-type="as-char" svg:y="-0.2681in" svg:width="1.4335in" svg:height="0.4173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/>
      <text:p text:style-name="Standard"><draw:frame draw:style-name="fr1" draw:name="Object3" text:anchor-type="as-char" svg:y="-0.2445in" svg:width="1.6173in" svg:height="0.3937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because Griffiths said so, we replace every p by <draw:frame draw:style-name="fr1" draw:name="Object6" text:anchor-type="as-char" svg:y="-0.2445in" svg:width="1.0634in" svg:height="0.393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/>
      <text:p text:style-name="Standard"><draw:frame draw:style-name="fr1" draw:name="Object5" text:anchor-type="as-char" svg:y="-0.2681in" svg:width="2.252in" svg:height="0.4173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/>
      <text:p text:style-name="Standard"><draw:frame draw:style-name="fr1" draw:name="Object7" text:anchor-type="as-char" svg:y="-0.2681in" svg:width="1.75in" svg:height="0.440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25T23:49:46.537000000</meta:creation-date>
    <dc:date>2022-03-19T15:16:33.68</dc:date>
    <meta:editing-duration>P1DT1H34M33S</meta:editing-duration>
    <meta:editing-cycles>151</meta:editing-cycles>
    <meta:generator>OpenOffice/4.1.11$Win32 OpenOffice.org_project/4111m1$Build-9808</meta:generator>
    <meta:print-date>2021-12-06T22:00:19.959000000</meta:print-date>
    <dc:creator>Jack Geiger</dc:creator>
    <meta:document-statistic meta:table-count="0" meta:image-count="0" meta:object-count="7" meta:page-count="1" meta:paragraph-count="8" meta:word-count="16" meta:character-count="94"/>
  </office:meta>
</office:document-meta>
</file>

<file path=Object 1/content.xml><?xml version="1.0" encoding="utf-8"?>
<math xmlns="http://www.w3.org/1998/Math/MathML">
  <semantics>
    <mrow>
      <mrow>
        <mi>T</mi>
        <mo stretchy="false">=</mo>
        <mrow>
          <mfrac>
            <mn>1</mn>
            <mn>2</mn>
          </mfrac>
        </mrow>
      </mrow>
      <mi>m</mi>
      <mrow>
        <mrow>
          <msup>
            <mi>v</mi>
            <mn>2</mn>
          </msup>
        </mrow>
        <mo stretchy="false">=</mo>
        <mrow>
          <mfrac>
            <mrow>
              <msup>
                <mi>p</mi>
                <mn>2</mn>
              </msup>
            </mrow>
            <mrow>
              <mn>2</mn>
              <mi>m</mi>
            </mrow>
          </mfrac>
        </mrow>
      </mrow>
    </mrow>
    <annotation encoding="StarMath 5.0">T = {1 over 2} m {v ^ 2} = {{p ^ 2} over {2 m}}</annotation>
  </semantics>
</math>
</file>

<file path=Object 2/content.xml><?xml version="1.0" encoding="utf-8"?>
<math xmlns="http://www.w3.org/1998/Math/MathML">
  <semantics>
    <mrow>
      <mrow>
        <mrow>
          <mo stretchy="false">〈</mo>
          <mrow>
            <mi>Q</mi>
            <mrow>
              <mo stretchy="false">(</mo>
              <mrow>
                <mi>x</mi>
                <mi>,</mi>
                <mi>p</mi>
              </mrow>
              <mo stretchy="false">)</mo>
            </mrow>
          </mrow>
          <mo stretchy="false">〉</mo>
        </mrow>
        <mo stretchy="false">=</mo>
        <mrow>
          <mo stretchy="false">∫</mo>
          <mi>ψ</mi>
        </mrow>
      </mrow>
      <mtext>*</mtext>
      <mi>Q</mi>
      <mrow>
        <mo stretchy="false">(</mo>
        <mrow>
          <mi>x</mi>
          <mi>,</mi>
          <mrow>
            <mfrac>
              <mi>h</mi>
              <mi>i</mi>
            </mfrac>
          </mrow>
          <mrow>
            <mfrac>
              <mo stretchy="false">∂</mo>
              <mo stretchy="false">∂</mo>
            </mfrac>
            <mi>x</mi>
          </mrow>
        </mrow>
        <mo stretchy="false">)</mo>
      </mrow>
      <mi>ψ</mi>
      <mi mathvariant="italic">dx</mi>
    </mrow>
    <annotation encoding="StarMath 5.0">langle Q(x,p) rangle = int ψ "*" Q(x, {h over i} {partial over partial x} ) ψ dx</annotation>
  </semantics>
</math>
</file>

<file path=Object 3/content.xml><?xml version="1.0" encoding="utf-8"?>
<math xmlns="http://www.w3.org/1998/Math/MathML">
  <semantics>
    <mrow>
      <mrow>
        <mrow>
          <mo stretchy="false">〈</mo>
          <mrow>
            <mi>T</mi>
          </mrow>
          <mo stretchy="false">〉</mo>
        </mrow>
        <mo stretchy="false">=</mo>
        <mrow>
          <mfrac>
            <mn>1</mn>
            <mrow>
              <mn>2</mn>
              <mi>m</mi>
            </mrow>
          </mfrac>
        </mrow>
      </mrow>
      <mrow>
        <mo stretchy="false">∫</mo>
        <mi>ψ</mi>
      </mrow>
      <mtext>*</mtext>
      <mrow>
        <msup>
          <mi>p</mi>
          <mn>2</mn>
        </msup>
      </mrow>
      <mi>ψ</mi>
      <mi mathvariant="italic">dx</mi>
    </mrow>
    <annotation encoding="StarMath 5.0">langle T rangle = {1 over {2 m}} int ψ "*" {p ^ 2}  ψ dx</annotation>
  </semantics>
</math>
</file>

<file path=Object 4/content.xml><?xml version="1.0" encoding="utf-8"?>
<math xmlns="http://www.w3.org/1998/Math/MathML">
  <semantics>
    <mrow>
      <mrow>
        <mrow>
          <mo stretchy="false">〈</mo>
          <mrow>
            <mi>T</mi>
          </mrow>
          <mo stretchy="false">〉</mo>
        </mrow>
        <mo stretchy="false">=</mo>
        <mrow>
          <mo stretchy="false">∫</mo>
          <mi>ψ</mi>
        </mrow>
      </mrow>
      <mtext>*</mtext>
      <mrow>
        <mfrac>
          <mrow>
            <msup>
              <mi>p</mi>
              <mn>2</mn>
            </msup>
          </mrow>
          <mrow>
            <mn>2</mn>
            <mi>m</mi>
          </mrow>
        </mfrac>
      </mrow>
      <mi>ψ</mi>
      <mi mathvariant="italic">dx</mi>
    </mrow>
    <annotation encoding="StarMath 5.0">langle T rangle = int ψ "*" {{p ^ 2} over {2 m}} ψ dx</annotation>
  </semantics>
</math>
</file>

<file path=Object 5/content.xml><?xml version="1.0" encoding="utf-8"?>
<math xmlns="http://www.w3.org/1998/Math/MathML">
  <semantics>
    <mrow>
      <mrow>
        <mrow>
          <mo stretchy="false">〈</mo>
          <mrow>
            <mi>T</mi>
          </mrow>
          <mo stretchy="false">〉</mo>
        </mrow>
        <mo stretchy="false">=</mo>
        <mrow>
          <mfrac>
            <mn>1</mn>
            <mrow>
              <mn>2</mn>
              <mi>m</mi>
            </mrow>
          </mfrac>
        </mrow>
      </mrow>
      <mrow>
        <mo stretchy="false">∫</mo>
        <mi>ψ</mi>
      </mrow>
      <mtext>*</mtext>
      <mrow>
        <msup>
          <mrow>
            <mo stretchy="false">(</mo>
            <mrow>
              <mrow>
                <mrow>
                  <mrow>
                    <mo stretchy="false">(</mo>
                    <mrow>
                      <mfrac>
                        <mi>h</mi>
                        <mi>i</mi>
                      </mfrac>
                    </mrow>
                    <mo stretchy="false">)</mo>
                  </mrow>
                  <mo stretchy="false">⋅</mo>
                  <mrow>
                    <mo stretchy="false">(</mo>
                    <mrow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</mrow>
                    <mo stretchy="false">)</mo>
                  </mrow>
                </mrow>
              </mrow>
            </mrow>
            <mo stretchy="false">)</mo>
          </mrow>
          <mn>2</mn>
        </msup>
      </mrow>
      <mi>ψ</mi>
      <mi mathvariant="italic">dx</mi>
    </mrow>
    <annotation encoding="StarMath 5.0">langle T rangle = {1 over {2 m}} int ψ "*" {({(h over i) cdot (partial over {partial x})}) ^ 2}  ψ dx</annotation>
  </semantics>
</math>
</file>

<file path=Object 6/content.xml><?xml version="1.0" encoding="utf-8"?>
<math xmlns="http://www.w3.org/1998/Math/MathML">
  <semantics>
    <mrow>
      <mi>p</mi>
      <mtext>=&gt;</mtext>
      <mrow>
        <mrow>
          <mrow>
            <mo stretchy="false">(</mo>
            <mrow>
              <mfrac>
                <mi>h</mi>
                <mi>i</mi>
              </mfrac>
            </mrow>
            <mo stretchy="false">)</mo>
          </mrow>
          <mo stretchy="false">⋅</mo>
          <mrow>
            <mo stretchy="false">(</mo>
            <mrow>
              <mfrac>
                <mo stretchy="false">∂</mo>
                <mrow>
                  <mo stretchy="false">∂</mo>
                  <mi>x</mi>
                </mrow>
              </mfrac>
            </mrow>
            <mo stretchy="false">)</mo>
          </mrow>
        </mrow>
      </mrow>
    </mrow>
    <annotation encoding="StarMath 5.0">p "=&gt;" {(h over i) cdot (partial over {partial x})}
</annotation>
  </semantics>
</math>
</file>

<file path=Object 7/content.xml><?xml version="1.0" encoding="utf-8"?>
<math xmlns="http://www.w3.org/1998/Math/MathML">
  <semantics>
    <mrow>
      <mrow>
        <mrow>
          <mo stretchy="false">〈</mo>
          <mrow>
            <mi>T</mi>
          </mrow>
          <mo stretchy="false">〉</mo>
        </mrow>
        <mo stretchy="false">=</mo>
        <mrow>
          <mo stretchy="false">−</mo>
          <mrow>
            <mfrac>
              <msup>
                <mi>h</mi>
                <mn>2</mn>
              </msup>
              <mrow>
                <mn>2</mn>
                <mi>m</mi>
              </mrow>
            </mfrac>
          </mrow>
        </mrow>
      </mrow>
      <mrow>
        <mo stretchy="false">∫</mo>
        <mi>ψ</mi>
      </mrow>
      <mtext>*</mtext>
      <mfrac>
        <mrow>
          <msup>
            <mo stretchy="false">∂</mo>
            <mn>2</mn>
          </msup>
          <mi>ψ</mi>
        </mrow>
        <mrow>
          <mo stretchy="false">∂</mo>
          <msup>
            <mi>x</mi>
            <mn>2</mn>
          </msup>
        </mrow>
      </mfrac>
      <mi mathvariant="italic">dx</mi>
    </mrow>
    <annotation encoding="StarMath 5.0">langle T rangle = -{h ^ 2 over {2 m}} int ψ "*" {partial ^ 2 ψ} over {partial x ^ 2}   dx</annotation>
  </semantics>
</math>
</file>